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ManagerSupport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start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ManagerSupport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ManagerSupport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stop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ManagerSuppor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nectionManagerSupport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Suppor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ManagerSupport.ConnectionManagerSupport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